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8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Veranstaltung 1: Basics und erstes Programm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Hochschule Hamm-Lippstadt</text:p>
            <text:p>Nils Re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grammier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rstellung eines logischen Ablaufs</text:p>
                <text:p/>
              </text:list-item>
              <text:list-item>
                <text:p>Programm → Abfolge von Anweisungen</text:p>
                <text:p/>
              </text:list-item>
              <text:list-item>
                <text:p>Grundlage für das Erstellen von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grammiersprachen</text:p>
          </draw:text-box>
        </draw:frame>
        <draw:frame draw:style-name="standard" draw:layer="layout" svg:width="23.999cm" svg:height="3.887cm" svg:x="2cm" svg:y="6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Hardware nahe Sprachen</text:p>
              </table:table-cell>
              <table:table-cell>
                <text:p>Bytecode Sprachen</text:p>
              </table:table-cell>
              <table:table-cell>
                <text:p>Skriptsprachen</text:p>
              </table:table-cell>
            </table:table-row>
            <table:table-row table:style-name="ro1" table:default-cell-style-name="gray2">
              <table:table-cell>
                <text:p>C</text:p>
              </table:table-cell>
              <table:table-cell>
                <text:p>C#</text:p>
              </table:table-cell>
              <table:table-cell>
                <text:p>Python</text:p>
              </table:table-cell>
            </table:table-row>
            <table:table-row table:style-name="ro1" table:default-cell-style-name="gray1">
              <table:table-cell>
                <text:p>C++</text:p>
              </table:table-cell>
              <table:table-cell>
                <text:p>Java</text:p>
              </table:table-cell>
              <table:table-cell>
                <text:p>Java Script</text:p>
              </table:table-cell>
            </table:table-row>
            <table:table-row table:style-name="ro1" table:default-cell-style-name="gray2">
              <table:table-cell/>
              <table:table-cell/>
              <table:table-cell>
                <text:p>PHP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grammieren mit Pyth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 Linux im Terminal sofort möglich</text:p>
                <text:p/>
              </text:list-item>
              <text:list-item>
                <text:p>Alternativ mit Spyder3 oder Thonny</text:p>
                <text:p/>
              </text:list-item>
              <text:list-item>
                <text:p>Auf professionellen Computern mit PyCharm oder Visual Studio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ython im Terminal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erminal öffnen</text:p>
                <text:p/>
              </text:list-item>
              <text:list-item>
                <text:p>nano NameDesProgramms.py</text:p>
                <text:p/>
              </text:list-item>
              <text:list-item>
                <text:p>Strg + x <text:s text:c="2"/>→ <text:s text:c="2"/>y <text:s text:c="2"/>→ <text:s text:c="2"/>En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Hello World mit Pyth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int(„Hallo Welt“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usgabe von Zahl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Zahl = 1</text:p>
                <text:p/>
              </text:list-item>
              <text:list-item>
                <text:p>print( str( zahl ) )</text:p>
                <text:p/>
              </text:list-item>
              <text:list-item>
                <text:p>Oder in Minecraft:</text:p>
                <text:p/>
              </text:list-item>
              <text:list-item>
                <text:p>mc.postToChat( str( zahl ) 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Hello World in Minecraf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rom mcpi.minecraft import Minecraft</text:p>
              </text:list-item>
              <text:list-item>
                <text:p>mc = Minecraft.create()</text:p>
                <text:p/>
              </text:list-item>
              <text:list-item>
                <text:p>mc.postToChat(„Hallo Welt“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0:52:54.889767864</meta:creation-date>
    <meta:editing-duration>PT23M48S</meta:editing-duration>
    <meta:editing-cycles>7</meta:editing-cycles>
    <meta:generator>LibreOffice/6.0.7.3$Linux_X86_64 LibreOffice_project/00m0$Build-3</meta:generator>
    <dc:title>Impress</dc:title>
    <dc:date>2019-02-19T13:37:06.279581380</dc:date>
    <meta:document-statistic meta:object-count="66"/>
  </office:meta>
</office:document-meta>
</file>